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O ESPÍRITO DE GRAÇA</text:p>
      <text:p text:style-name="Author">C. BUCHANAN</text:p>
      <text:p text:style-name="Date">2017-07-21T17:00:00+09:00</text:p>
      <text:h text:style-name="Heading_20_1" text:outline-level="1">O ESPÍRITO DE GRAÇA</text:h>
      <text:p text:style-name="First_20_paragraph">QUE ESPÍRITO NÓS MANIFESTAMOS?</text:p>
      <text:p text:style-name="Text_20_body">O Senhor prometeu estar perto de nós em certas condições de coração, pois Ele é compassivo. Ele diz, "Perto está o Senhor dos que têm o coração quebrantado" (<text:a xlink:type="simple" xlink:href="http://bibliaonline.com.br/acf/sl/34/18" office:name=""><text:span text:style-name="Definition">Salmos 34:18</text:span></text:a>). Você já experimentou isto? Um coração quebrantado... quanto ele dói! Acaso isto produz um espírito contrito? Se assim for, a promessa é que o Senhor "salva os contritos de espírito. Muitas são as aflições do justo, mas o Senhor o livra de todas" (<text:a xlink:type="simple" xlink:href="http://bibliaonline.com.br/acf/sl/34/18-19" office:name=""><text:span text:style-name="Definition">Salmos 34:18-19</text:span></text:a>).</text:p>
      <text:p text:style-name="Text_20_body">"Há um espírito no homem", diz <text:a xlink:type="simple" xlink:href="http://bibliaonline.com.br/acf/jó/32/8" office:name=""><text:span text:style-name="Definition">Jó no capítulo 32:8</text:span></text:a>. Isto é verdadeiro a respeito de cada um de nós. A questão que desejamos considerar é: que espírito nós manifestamos, e que espírito deveria ser visto no cristão? No mesmo versículo Jó acrescenta, "e a inspiração do Todo-Poderoso os faz entendidos". Quão importante é que nos dirijamos à Palavra inspirada de Deus para o entendimento que todos nós precisamos!</text:p>
      <text:p text:style-name="Text_20_body">Salomão pediu, e a ele foi dado por Deus, um coração sábio e entendido (<text:a xlink:type="simple" xlink:href="http://bibliaonline.com.br/acf/1rs/3/7-12" office:name=""><text:span text:style-name="Definition">1 Reis 3:7-12</text:span></text:a>). Muito daquela sabedoria e entendimento está registrado na Palavra de Deus. Em <text:a xlink:type="simple" xlink:href="http://bibliaonline.com.br/acf/ec/7/9" office:name=""><text:span text:style-name="Definition">Eclesiastes 7:9</text:span></text:a> ele escreve: "Melhor é o longânimo do que o altivo de coração. Não te apresses no teu espírito a irar-te". Muitas vezes o cristão é provado nestes pontos. Que espírito manifestamos?</text:p>
      <text:p text:style-name="Text_20_body">Outro versículo em <text:a xlink:type="simple" xlink:href="http://bibliaonline.com.br/acf/pv/16/32" office:name=""><text:span text:style-name="Definition">Provérbios 16:32</text:span></text:a> diz: "Melhor é o longânimo do que o valente, e o que governa o seu espírito do que o que toma uma cidade". Vemos também o oposto, triste figura, em <text:a xlink:type="simple" xlink:href="http://bibliaonline.com.br/acf/pv/25/28" office:name=""><text:span text:style-name="Definition">Provérbios 25:28</text:span></text:a>: "Como a cidade derribada que não tem muros, assim é o homem que não pode conter o seu espírito". Portanto, quão imensamente importante é, para cada um de nós, termos esse controle sobre nosso próprio espírito. Em <text:a xlink:type="simple" xlink:href="http://bibliaonline.com.br/acf/1co/14/32" office:name=""><text:span text:style-name="Definition">1 Coríntios 14:32</text:span></text:a> a palavra é: "Os espíritos dos profetas estão sujeitos aos profetas". Um profeta tem controle sobre seu próprio espírito.</text:p>
      <text:p text:style-name="Text_20_body">Aos Seus próprios discípulos o Senhor diz em <text:a xlink:type="simple" xlink:href="http://bibliaonline.com.br/acf/lc/9/55" office:name=""><text:span text:style-name="Definition">Lucas 9:55</text:span></text:a>: "Vós não sabeis de que espírito sois". Eles ainda não tinham aprendido o espírito de graça que o Senhor Jesus tinha vindo mostrar a todos: preciosa, maravilhosa graça e verdade que vieram por Jesus Cristo (<text:a xlink:type="simple" xlink:href="http://bibliaonline.com.br/acf/jo/1/17" office:name=""><text:span text:style-name="Definition">João 1:17</text:span></text:a>). Bem no começo de Seu ministério, em Sua própria cidade de Nazaré, a graça brilha intensamente. Ele fica em pé e lê uma porção de <text:a xlink:type="simple" xlink:href="http://bibliaonline.com.br/acf/is/61" office:name=""><text:span text:style-name="Definition">Isaías 61</text:span></text:a>, anuncia o evangelho, e então fecha o livro, ficando sem ler os versículos concernentes ao juízo. "E todos Lhe davam testemunho, e se maravilhavam das palavras de graça que saíam da Sua boca" (<text:a xlink:type="simple" xlink:href="http://bibliaonline.com.br/acf/lc/4/22" office:name=""><text:span text:style-name="Definition">Lucas 4:22</text:span></text:a>). Portanto, assim foi com Jesus ao longo de todo o Seu ministério nos evangelhos. Nele temos um perfeito exemplo de um espírito de graça.</text:p>
      <text:p text:style-name="Text_20_body">Todos os escritores do Novo Testamento (os apóstolos e profetas) aprenderam algo desse espírito de graça, e do livro de Lucas em diante eles escreveram acerca disso para nós.</text:p>
      <text:p text:style-name="Text_20_body">Em adição ao espírito de graça aprendemos em <text:a xlink:type="simple" xlink:href="http://bibliaonline.com.br/acf/2tm/1/7" office:name=""><text:span text:style-name="Definition">2 Timóteo 1:7</text:span></text:a> que "Deus não nos deu o espírito de temor, mas de fortaleza, e de amor, e de moderação". Neste pobre mundo é tão importante para nós conhecermos e repousarmos neste completo suprimento que temos em Deus.</text:p>
      <text:p text:style-name="Text_20_body">É também algo lindo vermos que Pedro escreve de um "incorruptível trajo de um espírito manso e quieto, que é precioso diante de Deus". (<text:a xlink:type="simple" xlink:href="http://bibliaonline.com.br/acf/1pe/3/4" office:name=""><text:span text:style-name="Definition">1 Pd 3:4</text:span></text:a>) Como encorajamento para aqueles em furiosa tribulação ele escreve no <text:a xlink:type="simple" xlink:href="http://bibliaonline.com.br/acf/1pe/4/14" office:name=""><text:span text:style-name="Definition">capítulo 4, versículo 14</text:span></text:a>: "Se pelo nome de Cristo sois vituperados, bem-aventurados sois, porque sobre vós repousa o Espírito da glória de Deus".</text:p>
      <text:p text:style-name="Text_20_body">O último versículo de Gálatas nos exorta, "A graça de nosso Senhor Jesus Cristo seja, irmãos, com o vosso espírito". Esta mesma exortação é repetida no último versículo de Filemom. Quão importante é isto para nós lembrarmos e praticarmos.</text:p>
      <text:p text:style-name="Text_20_body">C.Buchan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 ESPÍRITO DE GRAÇA</dc:title>
  </office:meta>
</office:document-meta>
</file>